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6bf864b030" style:family="table" style:master-page-name="ta-mp-0x7f6bf864b03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13.10pt" style:use-optimal-column-width="true"/>
    </style:style>
    <style:style style:name="ACE-0x7f6bf864e06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c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f1c0" style:family="table-cell" style:data-style-name="General">
      <style:table-cell-properties fo:background-color="#ff00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ad0" style:family="table-cell" style:data-style-name="General">
      <style:table-cell-properties fo:background-color="#ff00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508" style:family="table-cell" style:data-style-name="General">
      <style:table-cell-properties fo:background-color="#33ff99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190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bf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630" style:family="table-cell" style:data-style-name="General">
      <style:table-cell-properties fo:background-color="#33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d2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2b8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758" style:family="table-cell" style:data-style-name="General">
      <style:table-cell-properties fo:background-color="#33ff99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e48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f098" style:family="table-cell" style:data-style-name="General">
      <style:table-cell-properties fo:background-color="#33ff99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880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3e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9a8" style:family="table-cell" style:data-style-name="General">
      <style:table-cell-properties fo:background-color="#ff00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bf864ef70" style:family="table-cell" style:data-style-name="General">
      <style:table-cell-properties fo:background-color="#33ff99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1.18pt" style:use-optimal-column-width="true"/>
    </style:style>
    <style:style style:name="ACOL-2" style:family="table-column"/>
    <style:style style:name="AROW-1" style:family="table-row">
      <style:table-row-properties style:row-height="12.8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6bf864b03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21"/>
        <table:table-column table:style-name="ACOL-0" table:number-columns-repeated="1002"/>
        <table:table-row table:style-name="AROW-1">
          <table:table-cell table:style-name="ACE-0x7f6bf864e068"/>
          <table:table-cell table:number-columns-spanned="4" table:style-name="ACE-0x7f6bf864e3e0" office:value-type="string">
            <text:p>März</text:p>
          </table:table-cell>
          <table:covered-table-cell table:number-columns-repeated="3"/>
          <table:table-cell table:number-columns-spanned="4" table:style-name="ACE-0x7f6bf864e3e0" office:value-type="string">
            <text:p>April</text:p>
          </table:table-cell>
          <table:covered-table-cell table:number-columns-repeated="3"/>
          <table:table-cell table:number-columns-spanned="4" table:style-name="ACE-0x7f6bf864e3e0" office:value-type="string">
            <text:p>Mai</text:p>
          </table:table-cell>
          <table:covered-table-cell table:number-columns-repeated="3"/>
          <table:table-cell table:number-columns-spanned="4" table:style-name="ACE-0x7f6bf864e3e0" office:value-type="string">
            <text:p>Juni</text:p>
          </table:table-cell>
          <table:covered-table-cell table:number-columns-repeated="3"/>
          <table:table-cell table:number-columns-spanned="4" table:style-name="ACE-0x7f6bf864e3e0" office:value-type="string">
            <text:p>Juli</text:p>
          </table:table-cell>
          <table:covered-table-cell table:number-columns-repeated="3"/>
          <table:table-cell table:number-columns-spanned="3" table:style-name="ACE-0x7f6bf864e3e0" office:value-type="string">
            <text:p>August</text:p>
          </table:table-cell>
          <table:covered-table-cell table:number-columns-repeated="2"/>
          <table:table-cell table:number-columns-repeated="1000" table:style-name="Gnumeric-default"/>
        </table:table-row>
        <table:table-row table:style-name="AROW-1">
          <table:table-cell table:style-name="ACE-0x7f6bf864e068" office:value-type="string">
            <text:p>Marktanalyse</text:p>
          </table:table-cell>
          <table:table-cell table:style-name="ACE-0x7f6bf864e508"/>
          <table:table-cell table:number-columns-repeated="2" table:style-name="ACE-0x7f6bf864e630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style-name="Gnumeric-default"/>
          <table:table-cell table:style-name="ACE-0x7f6bf864e2b8"/>
          <table:table-cell table:number-columns-repeated="1000" table:style-name="Gnumeric-default"/>
        </table:table-row>
        <table:table-row table:style-name="AROW-1">
          <table:table-cell table:style-name="ACE-0x7f6bf864e068" office:value-type="string">
            <text:p>Anforderungsanalyse</text:p>
          </table:table-cell>
          <table:table-cell table:style-name="ACE-0x7f6bf864e190"/>
          <table:table-cell table:number-columns-repeated="2" table:style-name="ACE-0x7f6bf864e630"/>
          <table:table-cell table:style-name="ACE-0x7f6bf864e758"/>
          <table:table-cell table:style-name="ACE-0x7f6bf864e508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style-name="Gnumeric-default"/>
          <table:table-cell table:style-name="ACE-0x7f6bf864e2b8"/>
          <table:table-cell table:number-columns-repeated="1000" table:style-name="Gnumeric-default"/>
        </table:table-row>
        <table:table-row table:style-name="AROW-1">
          <table:table-cell table:style-name="ACE-0x7f6bf864e068" office:value-type="string">
            <text:p>User Storys / Sprint</text:p>
          </table:table-cell>
          <table:table-cell table:style-name="ACE-0x7f6bf864e190"/>
          <table:table-cell table:number-columns-repeated="2" table:style-name="Gnumeric-default"/>
          <table:table-cell table:style-name="ACE-0x7f6bf864e758"/>
          <table:table-cell table:style-name="ACE-0x7f6bf864e508"/>
          <table:table-cell table:style-name="ACE-0x7f6bf864e630"/>
          <table:table-cell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style-name="Gnumeric-default"/>
          <table:table-cell table:style-name="ACE-0x7f6bf864e2b8"/>
          <table:table-cell table:number-columns-repeated="1000" table:style-name="Gnumeric-default"/>
        </table:table-row>
        <table:table-row table:style-name="AROW-1">
          <table:table-cell table:style-name="ACE-0x7f6bf864e068" office:value-type="string">
            <text:p>Technologie Auswahl</text:p>
          </table:table-cell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ACE-0x7f6bf864e630"/>
          <table:table-cell table:style-name="ACE-0x7f6bf864e75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style-name="Gnumeric-default"/>
          <table:table-cell table:style-name="ACE-0x7f6bf864e2b8"/>
          <table:table-cell table:number-columns-repeated="1000" table:style-name="Gnumeric-default"/>
        </table:table-row>
        <table:table-row table:style-name="AROW-1">
          <table:table-cell table:style-name="ACE-0x7f6bf864e068" office:value-type="string">
            <text:p>Architektur und Konzeption</text:p>
          </table:table-cell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ACE-0x7f6bf864e630"/>
          <table:table-cell table:style-name="ACE-0x7f6bf864e75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style-name="Gnumeric-default"/>
          <table:table-cell table:style-name="ACE-0x7f6bf864e2b8"/>
          <table:table-cell table:number-columns-repeated="1000" table:style-name="Gnumeric-default"/>
        </table:table-row>
        <table:table-row table:style-name="AROW-1">
          <table:table-cell table:style-name="ACE-0x7f6bf864e068" office:value-type="string">
            <text:p>Platform aufbauen</text:p>
          </table:table-cell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style-name="Gnumeric-default"/>
          <table:table-cell table:style-name="ACE-0x7f6bf864e630"/>
          <table:table-cell table:style-name="ACE-0x7f6bf864e758"/>
          <table:table-cell table:style-name="ACE-0x7f6bf864e508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style-name="Gnumeric-default"/>
          <table:table-cell table:style-name="ACE-0x7f6bf864e2b8"/>
          <table:table-cell table:number-columns-repeated="1000" table:style-name="Gnumeric-default"/>
        </table:table-row>
        <table:table-row table:style-name="AROW-1">
          <table:table-cell table:style-name="ACE-0x7f6bf864e068" office:value-type="string">
            <text:p>Sprint 1 – API </text:p>
          </table:table-cell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508"/>
          <table:table-cell table:number-columns-repeated="2" table:style-name="ACE-0x7f6bf864e630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style-name="Gnumeric-default"/>
          <table:table-cell table:style-name="ACE-0x7f6bf864e2b8"/>
          <table:table-cell table:number-columns-repeated="1000" table:style-name="Gnumeric-default"/>
        </table:table-row>
        <table:table-row table:style-name="AROW-1">
          <table:table-cell table:style-name="ACE-0x7f6bf864e068" office:value-type="string">
            <text:p>Sprint 2 – API &amp; Web</text:p>
          </table:table-cell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758"/>
          <table:table-cell table:style-name="ACE-0x7f6bf864e508"/>
          <table:table-cell table:style-name="ACE-0x7f6bf864e630"/>
          <table:table-cell table:style-name="ACE-0x7f6bf864e880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style-name="Gnumeric-default"/>
          <table:table-cell table:style-name="ACE-0x7f6bf864e2b8"/>
          <table:table-cell table:number-columns-repeated="1000" table:style-name="Gnumeric-default"/>
        </table:table-row>
        <table:table-row table:style-name="AROW-1">
          <table:table-cell table:style-name="ACE-0x7f6bf864e068" office:value-type="string">
            <text:p>Sprint 3 – Android &amp; Web</text:p>
          </table:table-cell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style-name="Gnumeric-default"/>
          <table:table-cell table:style-name="ACE-0x7f6bf864e630"/>
          <table:table-cell table:style-name="ACE-0x7f6bf864e758"/>
          <table:table-cell table:style-name="ACE-0x7f6bf864e508"/>
          <table:table-cell table:style-name="ACE-0x7f6bf864e880"/>
          <table:table-cell table:style-name="Gnumeric-default"/>
          <table:table-cell table:style-name="ACE-0x7f6bf864e2b8"/>
          <table:table-cell table:style-name="ACE-0x7f6bf864e190"/>
          <table:table-cell table:style-name="Gnumeric-default"/>
          <table:table-cell table:style-name="ACE-0x7f6bf864e2b8"/>
          <table:table-cell table:number-columns-repeated="1000" table:style-name="Gnumeric-default"/>
        </table:table-row>
        <table:table-row table:style-name="AROW-1">
          <table:table-cell table:style-name="ACE-0x7f6bf864e068" office:value-type="string">
            <text:p>Sprint 4 – Android</text:p>
          </table:table-cell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ACE-0x7f6bf864e630"/>
          <table:table-cell table:style-name="ACE-0x7f6bf864e758"/>
          <table:table-cell table:style-name="ACE-0x7f6bf864e9a8"/>
          <table:table-cell table:style-name="Gnumeric-default"/>
          <table:table-cell table:style-name="ACE-0x7f6bf864e2b8"/>
          <table:table-cell table:number-columns-repeated="1000" table:style-name="Gnumeric-default"/>
        </table:table-row>
        <table:table-row table:style-name="AROW-1">
          <table:table-cell table:style-name="ACE-0x7f6bf864e068" office:value-type="string">
            <text:p>Testing</text:p>
          </table:table-cell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2b8"/>
          <table:table-cell table:style-name="ACE-0x7f6bf864e190"/>
          <table:table-cell table:number-columns-repeated="2" table:style-name="Gnumeric-default"/>
          <table:table-cell table:style-name="ACE-0x7f6bf864e758"/>
          <table:table-cell table:style-name="ACE-0x7f6bf864e190"/>
          <table:table-cell table:style-name="Gnumeric-default"/>
          <table:table-cell table:style-name="ACE-0x7f6bf864e630"/>
          <table:table-cell table:style-name="ACE-0x7f6bf864e2b8"/>
          <table:table-cell table:style-name="ACE-0x7f6bf864e190"/>
          <table:table-cell table:style-name="ACE-0x7f6bf864e630"/>
          <table:table-cell table:style-name="Gnumeric-default"/>
          <table:table-cell table:style-name="ACE-0x7f6bf864e2b8"/>
          <table:table-cell table:style-name="ACE-0x7f6bf864e508"/>
          <table:table-cell table:style-name="ACE-0x7f6bf864e630"/>
          <table:table-cell table:style-name="ACE-0x7f6bf864ead0"/>
          <table:table-cell table:number-columns-repeated="1000" table:style-name="Gnumeric-default"/>
        </table:table-row>
        <table:table-row table:style-name="AROW-1">
          <table:table-cell table:style-name="ACE-0x7f6bf864e068" office:value-type="string">
            <text:p>Abschluss</text:p>
          </table:table-cell>
          <table:table-cell table:style-name="ACE-0x7f6bf864ebf8"/>
          <table:table-cell table:number-columns-repeated="2" table:style-name="ACE-0x7f6bf864ed20"/>
          <table:table-cell table:style-name="ACE-0x7f6bf864ee48"/>
          <table:table-cell table:style-name="ACE-0x7f6bf864ebf8"/>
          <table:table-cell table:number-columns-repeated="2" table:style-name="ACE-0x7f6bf864ed20"/>
          <table:table-cell table:style-name="ACE-0x7f6bf864ee48"/>
          <table:table-cell table:style-name="ACE-0x7f6bf864ebf8"/>
          <table:table-cell table:number-columns-repeated="2" table:style-name="ACE-0x7f6bf864ed20"/>
          <table:table-cell table:style-name="ACE-0x7f6bf864ee48"/>
          <table:table-cell table:style-name="ACE-0x7f6bf864ebf8"/>
          <table:table-cell table:number-columns-repeated="2" table:style-name="ACE-0x7f6bf864ed20"/>
          <table:table-cell table:style-name="ACE-0x7f6bf864ee48"/>
          <table:table-cell table:style-name="ACE-0x7f6bf864ebf8"/>
          <table:table-cell table:number-columns-repeated="2" table:style-name="ACE-0x7f6bf864ed20"/>
          <table:table-cell table:style-name="ACE-0x7f6bf864ee48"/>
          <table:table-cell table:style-name="ACE-0x7f6bf864ef70"/>
          <table:table-cell table:style-name="ACE-0x7f6bf864f098"/>
          <table:table-cell table:style-name="ACE-0x7f6bf864f1c0"/>
          <table:table-cell table:number-columns-repeated="1000" table:style-name="Gnumeric-default"/>
        </table:table-row>
        <table:table-row table:style-name="AROW-0" table:number-rows-repeated="115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33" gnm:cursor-row="10">
          <gnm:selection gnm:start-col="33" gnm:start-row="10" gnm:end-col="33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13.1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6bf8690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6bf864b030" style:display-name="Sheet1" style:page-layout-name="pl-0x7f6bf8690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aphi </dc:creator>
    <dc:date>2015-07-21T13:21:41Z</dc:date>
    <meta:creation-date>2015-03-11T14:55:03Z</meta:creation-date>
    <meta:editing-cycles>2</meta:editing-cycles>
    <meta:editing-duration>PT5M12S</meta:editing-duration>
    <meta:generator>gnumeric/1.12.9</meta:generator>
    <meta:initial-creator>raphi </meta:initial-creator>
  </office:meta>
</office:document-meta>
</file>